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c2300" draw:textarea-horizontal-align="justify" draw:textarea-vertical-align="middle" draw:auto-grow-height="false" fo:min-height="1.75cm" fo:min-width="2.1cm"/>
    </style:style>
    <style:style style:name="gr2" style:family="graphic" style:parent-style-name="standard">
      <style:graphic-properties draw:fill="solid" draw:fill-color="#dc2300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draw:fill="solid" draw:fill-color="#fff200" draw:textarea-horizontal-align="justify" draw:textarea-vertical-align="middle" draw:auto-grow-height="false" fo:min-height="1.75cm" fo:min-width="2.1cm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 fo:min-height="1.75cm" fo:min-width="1.3cm"/>
    </style:style>
    <style:style style:name="gr5" style:family="graphic" style:parent-style-name="standard">
      <style:graphic-properties draw:fill="solid" draw:fill-color="#00ae00" draw:textarea-horizontal-align="justify" draw:textarea-vertical-align="middle" draw:auto-grow-height="false" fo:min-height="15.95cm" fo:min-width="5.6cm"/>
    </style:style>
    <style:style style:name="gr6" style:family="graphic" style:parent-style-name="standard">
      <style:graphic-properties draw:stroke="dash" draw:stroke-dash="Ultrafine_20_Dashed" svg:stroke-color="#000000" draw:fill="none" draw:fill-color="#00ae00" draw:textarea-horizontal-align="justify" draw:textarea-vertical-align="middle" draw:auto-grow-height="false" fo:min-height="1.75cm" fo:min-width="3.1cm"/>
    </style:style>
    <style:style style:name="gr7" style:family="graphic" style:parent-style-name="standard">
      <style:graphic-properties draw:fill="solid" draw:fill-color="#dc2300" draw:textarea-horizontal-align="justify" draw:textarea-vertical-align="middle" draw:auto-grow-height="false" fo:min-height="1.75cm" fo:min-width="3.1cm"/>
    </style:style>
    <style:style style:name="gr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svg:stroke-width="0.2cm" svg:stroke-color="#3465a4" draw:marker-start-width="0.8cm" draw:marker-end-width="0.8cm" draw:fill="solid" draw:fill-color="#fff200" draw:textarea-horizontal-align="justify" draw:textarea-vertical-align="middle" draw:auto-grow-height="false" fo:min-height="1.75cm" fo:min-width="2.1cm" fo:padding-top="0.225cm" fo:padding-bottom="0.225cm" fo:padding-left="0.35cm" fo:padding-right="0.35cm"/>
    </style:style>
    <style:style style:name="gr10" style:family="graphic" style:parent-style-name="objectwithoutfill">
      <style:graphic-properties svg:stroke-color="#fff2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00ae00" draw:textarea-horizontal-align="justify" draw:textarea-vertical-align="middle" draw:auto-grow-height="false" fo:min-height="0.55cm" fo:min-width="1.2cm"/>
    </style:style>
    <style:style style:name="gr13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00ae00" draw:textarea-horizontal-align="justify" draw:textarea-vertical-align="middle" draw:auto-grow-height="false" fo:min-height="1.75cm" fo:min-width="3.1cm"/>
    </style:style>
    <style:style style:name="gr17" style:family="graphic" style:parent-style-name="standard">
      <style:graphic-properties draw:fill="solid" draw:fill-color="#00ae00" draw:textarea-horizontal-align="justify" draw:textarea-vertical-align="middle" draw:auto-grow-height="false" fo:min-height="0.55cm" fo:min-width="1.5cm"/>
    </style:style>
    <style:style style:name="gr18" style:family="graphic" style:parent-style-name="standard">
      <style:graphic-properties draw:fill="solid" draw:fill-color="#00ae00" draw:textarea-horizontal-align="justify" draw:textarea-vertical-align="middle" draw:auto-grow-height="false" fo:min-height="1.05cm" fo:min-width="1.9cm"/>
    </style:style>
    <style:style style:name="gr19" style:family="graphic" style:parent-style-name="standard">
      <style:graphic-properties svg:stroke-width="0.2cm" svg:stroke-color="#3465a4" draw:marker-start-width="0.8cm" draw:marker-end-width="0.8cm" draw:fill="solid" draw:fill-color="#dc2300" draw:textarea-horizontal-align="justify" draw:textarea-vertical-align="middle" draw:auto-grow-height="false" fo:min-height="1.75cm" fo:min-width="2.1cm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3465a4" draw:marker-start-width="0.8cm" draw:marker-end-width="0.8cm" draw:fill="solid" draw:fill-color="#00ae00" draw:textarea-horizontal-align="justify" draw:textarea-vertical-align="middle" draw:auto-grow-height="false" fo:min-height="1.55cm" fo:min-width="1.9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c2300"/>
      <style:paragraph-properties fo:text-align="center"/>
    </style:style>
    <style:style style:name="P3" style:family="paragraph">
      <loext:graphic-properties draw:fill="solid" draw:fill-color="#fff200"/>
      <style:paragraph-properties fo:text-align="center"/>
    </style:style>
    <style:style style:name="P4" style:family="paragraph">
      <loext:graphic-properties draw:fill="solid" draw:fill-color="#00ae00"/>
      <style:paragraph-properties fo:text-align="center"/>
    </style:style>
    <style:style style:name="P5" style:family="paragraph">
      <loext:graphic-properties draw:fill="none" draw:fill-color="#00ae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cm" svg:height="2cm" svg:x="23.3cm" svg:y="4.8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8cm" svg:x="19.4cm" svg:y="4.9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8cm" svg:x="19.4cm" svg:y="5.8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2cm" svg:x="23.5cm" svg:y="11.8cm">
          <text:p text:style-name="P1">Maglo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8cm" svg:height="2cm" svg:x="18.1cm" svg:y="11.8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1cm" svg:height="16.2cm" svg:x="8.8cm" svg:y="2.6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cm" svg:height="2cm" svg:x="2.6cm" svg:y="2.7cm">
          <text:p text:style-name="P1">RF Blipp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6cm" svg:height="2cm" svg:x="22.5cm" svg:y="15.2cm">
          <text:p text:style-name="P1">Magic Eye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3.6cm" svg:height="2cm" svg:x="22.3cm" svg:y="8.2cm">
          <text:p text:style-name="P1">Safety Ed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8cm" svg:x="18.8cm" svg:y="8.7cm">
          <text:p text:style-name="P1">EsGate3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6.2cm" svg:y1="3.8cm" svg:x2="8.8cm" svg:y2="3.8cm">
          <text:p/>
        </draw:line>
        <draw:custom-shape draw:style-name="gr9" draw:text-style-name="P3" draw:layer="layout" svg:width="2.6cm" svg:height="2cm" svg:x="19.9cm" svg:y="11.8cm">
          <text:p text:style-name="P1">12V<text:line-break/>Bric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2.5cm" svg:y1="12.8cm" svg:x2="23.5cm" svg:y2="12.8cm">
          <text:p/>
        </draw:line>
        <draw:line draw:style-name="gr11" draw:text-style-name="P7" draw:layer="layout" svg:x1="14.9cm" svg:y1="12.9cm" svg:x2="18.1cm" svg:y2="12.9cm">
          <text:p text:style-name="P1"><text:span text:style-name="T1">Turn off maglock</text:span></text:p>
        </draw:line>
        <draw:custom-shape draw:style-name="gr12" draw:text-style-name="P4" draw:layer="layout" svg:width="1.7cm" svg:height="0.8cm" svg:x="17.1cm" svg:y="8.7cm">
          <text:p text:style-name="P1">Relay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22.2cm" svg:y1="9.1cm" svg:x2="21.5cm" svg:y2="9.1cm">
          <text:p/>
        </draw:line>
        <draw:line draw:style-name="gr14" draw:text-style-name="P6" draw:layer="layout" svg:x1="17cm" svg:y1="9.1cm" svg:x2="14.9cm" svg:y2="9.1cm">
          <text:p/>
        </draw:line>
        <draw:frame draw:style-name="gr15" draw:text-style-name="P8" draw:layer="layout" svg:width="4.172cm" svg:height="0.887cm" svg:x="17.3cm" svg:y="7.913cm">
          <draw:text-box>
            <text:p><text:span text:style-name="T2">EsGate3 is a 24V device, but</text:span><text:span text:style-name="T2"><text:line-break/></text:span><text:span text:style-name="T2">it can switch a 5V signal</text:span></text:p>
          </draw:text-box>
        </draw:frame>
        <draw:custom-shape draw:style-name="gr16" draw:text-style-name="P4" draw:layer="layout" svg:width="3.6cm" svg:height="2cm" svg:x="2.6cm" svg:y="5.9cm">
          <text:p text:style-name="P1">Manual<text:line-break/>Switch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6.3cm" svg:y1="6.9cm" svg:x2="8.7cm" svg:y2="6.9cm">
          <text:p/>
        </draw:line>
        <draw:custom-shape draw:style-name="gr17" draw:text-style-name="P4" draw:layer="layout" svg:width="2cm" svg:height="0.8cm" svg:x="16.9cm" svg:y="4.9cm">
          <text:p text:style-name="P1">Mosfet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cm" svg:height="0.8cm" svg:x="16.9cm" svg:y="5.8cm">
          <text:p text:style-name="P1">Mosfet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4.9cm" svg:y1="5.3cm" svg:x2="16.9cm" svg:y2="5.3cm">
          <text:p/>
        </draw:line>
        <draw:line draw:style-name="gr14" draw:text-style-name="P6" draw:layer="layout" svg:x1="15cm" svg:y1="6.2cm" svg:x2="17cm" svg:y2="6.2cm">
          <text:p/>
        </draw:line>
        <draw:line draw:style-name="gr13" draw:text-style-name="P6" draw:layer="layout" svg:x1="19cm" svg:y1="5.4cm" svg:x2="19.4cm" svg:y2="5.4cm">
          <text:p/>
        </draw:line>
        <draw:line draw:style-name="gr13" draw:text-style-name="P6" draw:layer="layout" svg:x1="19cm" svg:y1="6.2cm" svg:x2="19.4cm" svg:y2="6.2cm">
          <text:p/>
        </draw:line>
        <draw:line draw:style-name="gr13" draw:text-style-name="P6" draw:layer="layout" svg:x1="22cm" svg:y1="6.2cm" svg:x2="23.3cm" svg:y2="6.2cm">
          <text:p/>
        </draw:line>
        <draw:line draw:style-name="gr13" draw:text-style-name="P6" draw:layer="layout" svg:x1="22cm" svg:y1="5.4cm" svg:x2="23.3cm" svg:y2="5.4cm">
          <text:p/>
        </draw:line>
        <draw:line draw:style-name="gr13" draw:text-style-name="P6" draw:layer="layout" svg:x1="22.5cm" svg:y1="16.2cm" svg:x2="20.8cm" svg:y2="16.2cm">
          <text:p/>
        </draw:line>
        <draw:custom-shape draw:style-name="gr18" draw:text-style-name="P4" draw:layer="layout" svg:width="2.4cm" svg:height="1.3cm" svg:x="18.4cm" svg:y="15.5cm">
          <text:p text:style-name="P1">Voltage<text:line-break/>drop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8.3cm" svg:y1="16.2cm" svg:x2="15cm" svg:y2="16.2cm">
          <text:p/>
        </draw:line>
        <draw:custom-shape draw:style-name="gr19" draw:text-style-name="P2" xml:id="id1" draw:id="id1" draw:layer="layout" svg:width="2.6cm" svg:height="2cm" svg:x="26.5cm" svg:y="6.4cm">
          <text:p text:style-name="P1">24V<text:line-break/>Brick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s" svg:x1="27.8cm" svg:y1="6.4cm" svg:x2="25.9cm" svg:y2="5.8cm" draw:start-shape="id1" draw:start-glue-point="0" draw:end-shape="id2" draw:end-glue-point="1" svg:d="M27800 6400v-600h-1399-501" svg:viewBox="0 0 1901 601">
          <text:p/>
        </draw:connector>
        <draw:connector draw:style-name="gr13" draw:text-style-name="P6" draw:layer="layout" draw:type="lines" svg:x1="28.015cm" svg:y1="8.515cm" svg:x2="25.9cm" svg:y2="9.2cm" draw:end-shape="id3" draw:end-glue-point="1" svg:d="M28015 8515l-1614 685h-501" svg:viewBox="0 0 2116 686">
          <text:p/>
        </draw:connector>
        <draw:custom-shape draw:style-name="gr20" draw:text-style-name="P4" draw:layer="layout" svg:width="2.6cm" svg:height="2cm" svg:x="3cm" svg:y="14.2cm">
          <text:p text:style-name="P1">5V<text:line-break/>Brick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5.7cm" svg:y1="15.2cm" svg:x2="8.8cm" svg:y2="15.2cm">
          <text:p/>
        </draw:line>
        <draw:custom-shape draw:style-name="gr1" draw:text-style-name="P2" draw:layer="layout" svg:width="2.6cm" svg:height="2cm" svg:x="23.3cm" svg:y="2.8cm">
          <text:p text:style-name="P1">Limit<text:line-break/>switches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4cm" svg:height="1.3cm" svg:x="18.4cm" svg:y="2.9cm">
          <text:p text:style-name="P1">Voltage<text:line-break/>drop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23.3cm" svg:y1="3.2cm" svg:x2="20.6cm" svg:y2="3.2cm">
          <text:p/>
        </draw:line>
        <draw:line draw:style-name="gr13" draw:text-style-name="P6" draw:layer="layout" svg:x1="23.3cm" svg:y1="3.8cm" svg:x2="20.6cm" svg:y2="3.8cm">
          <text:p/>
        </draw:line>
        <draw:line draw:style-name="gr14" draw:text-style-name="P6" draw:layer="layout" svg:x1="18.3cm" svg:y1="3.2cm" svg:x2="14.9cm" svg:y2="3.2cm">
          <text:p/>
        </draw:line>
        <draw:line draw:style-name="gr14" draw:text-style-name="P6" draw:layer="layout" svg:x1="18.3cm" svg:y1="3.8cm" svg:x2="14.9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5T20:30:57.537475080</meta:creation-date>
    <dc:date>2020-09-16T15:54:16.423235899</dc:date>
    <meta:editing-duration>PT19H23M14S</meta:editing-duration>
    <meta:editing-cycles>13</meta:editing-cycles>
    <meta:generator>LibreOffice/6.0.7.3$Linux_X86_64 LibreOffice_project/00m0$Build-3</meta:generator>
    <meta:document-statistic meta:object-count="42"/>
  </office:meta>
</office:document-meta>
</file>